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173.91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180.11pt"/>
    </style:style>
    <style:style style:name="co12" style:family="table-column">
      <style:table-column-properties fo:break-before="auto" style:column-width="194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ensitivityEx1_InfluenceLimitAdv_0.10000000000000001_10_0.001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table:style-name="ce1" office:value-type="string" calcext:value-type="string">
            <text:p>Parameter Valu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Normal Alt1</text:p>
          </table:table-cell>
          <table:table-cell table:style-name="ce1" office:value-type="string" calcext:value-type="string">
            <text:p>Normal Alt2</text:p>
          </table:table-cell>
          <table:table-cell table:style-name="ce1" office:value-type="string" calcext:value-type="string">
            <text:p>Normal Alt3</text:p>
          </table:table-cell>
          <table:table-cell office:value-type="string" calcext:value-type="string">
            <text:p>p0 of Alt1</text:p>
          </table:table-cell>
          <table:table-cell office:value-type="string" calcext:value-type="string">
            <text:p>p0 of Alt2</text:p>
          </table:table-cell>
          <table:table-cell office:value-type="string" calcext:value-type="string">
            <text:p>p0 of Alt3</text:p>
          </table:table-cell>
          <table:table-cell office:value-type="string" calcext:value-type="string">
            <text:p>Ranking Alt1</text:p>
          </table:table-cell>
          <table:table-cell office:value-type="string" calcext:value-type="string">
            <text:p>Ranking Alt2</text:p>
          </table:table-cell>
          <table:table-cell office:value-type="string" calcext:value-type="string">
            <text:p>Ranking Alt3</text:p>
          </table:table-cell>
          <table:table-cell office:value-type="string" calcext:value-type="string">
            <text:p>Dist: Taxi Cab</text:p>
          </table:table-cell>
          <table:table-cell office:value-type="string" calcext:value-type="string">
            <text:p>Dist: Avg % difference with known</text:p>
          </table:table-cell>
          <table:table-cell office:value-type="string" calcext:value-type="string">
            <text:p>Dist: Avg % difference without known</text:p>
          </table:table-cell>
          <table:table-cell office:value-type="string" calcext:value-type="string">
            <text:p>Dist: Max of differences</text:p>
          </table:table-cell>
          <table:table-cell office:value-type="string" calcext:value-type="string">
            <text:p>Dist: Max of % differences with known</text:p>
          </table:table-cell>
          <table:table-cell office:value-type="string" calcext:value-type="string">
            <text:p>Dist: Max of % differences without known</text:p>
          </table:table-cell>
          <table:table-cell office:value-type="string" calcext:value-type="string">
            <text:p>Dist: Max % change</text:p>
          </table:table-cell>
          <table:table-cell office:value-type="string" calcext:value-type="string">
            <text:p>Dist: Average % change</text:p>
          </table:table-cell>
          <table:table-cell office:value-type="string" calcext:value-type="string">
            <text:p>Dist: Rank distance 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Original Values</text:p>
          </table:table-cell>
          <table:table-cell table:style-name="ce1" office:value-type="float" office:value="0.5" calcext:value-type="float">
            <text:p>0.500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367297" calcext:value-type="float">
            <text:p>0.37</text:p>
          </table:table-cell>
          <table:table-cell table:style-name="ce2" office:value-type="float" office:value="0.288242" calcext:value-type="float">
            <text:p>0.29</text:p>
          </table:table-cell>
          <table:table-cell table:style-name="ce2" office:value-type="float" office:value="0.344461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table:style-name="ce1" office:value-type="float" office:value="0.999219" calcext:value-type="float">
            <text:p>0.999</text:p>
          </table:table-cell>
          <table:table-cell table:style-name="ce2" office:value-type="float" office:value="0.775412" calcext:value-type="float">
            <text:p>0.78</text:p>
          </table:table-cell>
          <table:table-cell table:style-name="ce2" office:value-type="float" office:value="0.999587" calcext:value-type="float">
            <text:p>1.00</text:p>
          </table:table-cell>
          <table:table-cell table:style-name="ce2" office:value-type="float" office:value="0.000184" calcext:value-type="float">
            <text:p>0.00</text:p>
          </table:table-cell>
          <table:table-cell table:style-name="ce2" office:value-type="float" office:value="0.000229" calcext:value-type="float">
            <text:p>0.0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64581" calcext:value-type="float">
            <text:p>1.264581</text:p>
          </table:table-cell>
          <table:table-cell office:value-type="float" office:value="1.240056" calcext:value-type="float">
            <text:p>1.240056</text:p>
          </table:table-cell>
          <table:table-cell office:value-type="float" office:value="1.639982" calcext:value-type="float">
            <text:p>1.639982</text:p>
          </table:table-cell>
          <table:table-cell office:value-type="float" office:value="0.63229" calcext:value-type="float">
            <text:p>0.63229</text:p>
          </table:table-cell>
          <table:table-cell office:value-type="float" office:value="1.721471" calcext:value-type="float">
            <text:p>1.721471</text:p>
          </table:table-cell>
          <table:table-cell office:value-type="float" office:value="1.997451" calcext:value-type="float">
            <text:p>1.997451</text:p>
          </table:table-cell>
          <table:table-cell office:value-type="float" office:value="1567.478754" calcext:value-type="float">
            <text:p>1567.478754</text:p>
          </table:table-cell>
          <table:table-cell office:value-type="float" office:value="1023.517259" calcext:value-type="float">
            <text:p>1023.517259</text:p>
          </table:table-cell>
          <table:table-cell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style-name="ce1" office:value-type="float" office:value="0.998437" calcext:value-type="float">
            <text:p>0.998</text:p>
          </table:table-cell>
          <table:table-cell table:style-name="ce2" office:value-type="float" office:value="0.111542" calcext:value-type="float">
            <text:p>0.11</text:p>
          </table:table-cell>
          <table:table-cell table:style-name="ce2" office:value-type="float" office:value="0.454772" calcext:value-type="float">
            <text:p>0.45</text:p>
          </table:table-cell>
          <table:table-cell table:style-name="ce2" office:value-type="float" office:value="0.222555" calcext:value-type="float">
            <text:p>0.22</text:p>
          </table:table-cell>
          <table:table-cell table:style-name="ce2" office:value-type="float" office:value="0.322674" calcext:value-type="float">
            <text:p>0.3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176434" calcext:value-type="float">
            <text:p>0.176434</text:p>
          </table:table-cell>
          <table:table-cell office:value-type="float" office:value="0.178444" calcext:value-type="float">
            <text:p>0.178444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23816" calcext:value-type="float">
            <text:p>0.23816</text:p>
          </table:table-cell>
          <table:table-cell office:value-type="float" office:value="0.257197" calcext:value-type="float">
            <text:p>0.257197</text:p>
          </table:table-cell>
          <table:table-cell office:value-type="float" office:value="0.295153" calcext:value-type="float">
            <text:p>0.295153</text:p>
          </table:table-cell>
          <table:table-cell office:value-type="float" office:value="0.200279" calcext:value-type="float">
            <text:p>0.200279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99375" calcext:value-type="float">
            <text:p>0.994</text:p>
          </table:table-cell>
          <table:table-cell table:style-name="ce2" office:value-type="float" office:value="0.13522" calcext:value-type="float">
            <text:p>0.14</text:p>
          </table:table-cell>
          <table:table-cell table:style-name="ce2" office:value-type="float" office:value="0.415179" calcext:value-type="float">
            <text:p>0.42</text:p>
          </table:table-cell>
          <table:table-cell table:style-name="ce2" office:value-type="float" office:value="0.178146" calcext:value-type="float">
            <text:p>0.18</text:p>
          </table:table-cell>
          <table:table-cell table:style-name="ce2" office:value-type="float" office:value="0.406675" calcext:value-type="float">
            <text:p>0.4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0192" calcext:value-type="float">
            <text:p>0.220192</text:p>
          </table:table-cell>
          <table:table-cell office:value-type="float" office:value="0.230978" calcext:value-type="float">
            <text:p>0.230978</text:p>
          </table:table-cell>
          <table:table-cell office:value-type="float" office:value="0.253387" calcext:value-type="float">
            <text:p>0.253387</text:p>
          </table:table-cell>
          <table:table-cell office:value-type="float" office:value="0.110096" calcext:value-type="float">
            <text:p>0.110096</text:p>
          </table:table-cell>
          <table:table-cell office:value-type="float" office:value="0.381957" calcext:value-type="float">
            <text:p>0.381957</text:p>
          </table:table-cell>
          <table:table-cell office:value-type="float" office:value="0.472123" calcext:value-type="float">
            <text:p>0.472123</text:p>
          </table:table-cell>
          <table:table-cell office:value-type="float" office:value="0.618011" calcext:value-type="float">
            <text:p>0.618011</text:p>
          </table:table-cell>
          <table:table-cell office:value-type="float" office:value="0.309663" calcext:value-type="float">
            <text:p>0.309663</text:p>
          </table:table-cell>
          <table:table-cell office:value-type="float" office:value="0" calcext:value-type="float">
            <text:p>0</text:p>
          </table:table-cell>
          <table:table-cell office:value-type="float" office:value="0.000981" calcext:value-type="float">
            <text:p>0.00098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" office:value-type="float" office:value="0.998437" calcext:value-type="float">
            <text:p>0.998</text:p>
          </table:table-cell>
          <table:table-cell table:style-name="ce2" office:value-type="float" office:value="0.279574" calcext:value-type="float">
            <text:p>0.28</text:p>
          </table:table-cell>
          <table:table-cell table:style-name="ce2" office:value-type="float" office:value="0.147858" calcext:value-type="float">
            <text:p>0.15</text:p>
          </table:table-cell>
          <table:table-cell table:style-name="ce2" office:value-type="float" office:value="0.343504" calcext:value-type="float">
            <text:p>0.34</text:p>
          </table:table-cell>
          <table:table-cell table:style-name="ce2" office:value-type="float" office:value="0.508638" calcext:value-type="float">
            <text:p>0.5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8878" calcext:value-type="float">
            <text:p>0.438878</text:p>
          </table:table-cell>
          <table:table-cell office:value-type="float" office:value="0.421928" calcext:value-type="float">
            <text:p>0.421928</text:p>
          </table:table-cell>
          <table:table-cell office:value-type="float" office:value="0.470594" calcext:value-type="float">
            <text:p>0.470594</text:p>
          </table:table-cell>
          <table:table-cell office:value-type="float" office:value="0.219439" calcext:value-type="float">
            <text:p>0.219439</text:p>
          </table:table-cell>
          <table:table-cell office:value-type="float" office:value="0.597444" calcext:value-type="float">
            <text:p>0.597444</text:p>
          </table:table-cell>
          <table:table-cell office:value-type="float" office:value="0.851935" calcext:value-type="float">
            <text:p>0.851935</text:p>
          </table:table-cell>
          <table:table-cell office:value-type="float" office:value="1.484125" calcext:value-type="float">
            <text:p>1.484125</text:p>
          </table:table-cell>
          <table:table-cell office:value-type="float" office:value="0.717488" calcext:value-type="float">
            <text:p>0.717488</text:p>
          </table:table-cell>
          <table:table-cell office:value-type="float" office:value="4" calcext:value-type="float">
            <text:p>4</text:p>
          </table:table-cell>
          <table:table-cell office:value-type="float" office:value="0.000272" calcext:value-type="float">
            <text:p>0.00027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1" office:value-type="float" office:value="0.998437" calcext:value-type="float">
            <text:p>0.998</text:p>
          </table:table-cell>
          <table:table-cell table:style-name="ce2" office:value-type="float" office:value="0.277703" calcext:value-type="float">
            <text:p>0.28</text:p>
          </table:table-cell>
          <table:table-cell table:style-name="ce2" office:value-type="float" office:value="0.399895" calcext:value-type="float">
            <text:p>0.40</text:p>
          </table:table-cell>
          <table:table-cell table:style-name="ce2" office:value-type="float" office:value="0.466269" calcext:value-type="float">
            <text:p>0.47</text:p>
          </table:table-cell>
          <table:table-cell table:style-name="ce2" office:value-type="float" office:value="0.133836" calcext:value-type="float">
            <text:p>0.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21251" calcext:value-type="float">
            <text:p>0.421251</text:p>
          </table:table-cell>
          <table:table-cell office:value-type="float" office:value="0.439282" calcext:value-type="float">
            <text:p>0.439282</text:p>
          </table:table-cell>
          <table:table-cell office:value-type="float" office:value="0.479204" calcext:value-type="float">
            <text:p>0.479204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0.617629" calcext:value-type="float">
            <text:p>0.617629</text:p>
          </table:table-cell>
          <table:table-cell office:value-type="float" office:value="0.880731" calcext:value-type="float">
            <text:p>0.880731</text:p>
          </table:table-cell>
          <table:table-cell office:value-type="float" office:value="1.57376" calcext:value-type="float">
            <text:p>1.57376</text:p>
          </table:table-cell>
          <table:table-cell office:value-type="float" office:value="0.760047" calcext:value-type="float">
            <text:p>0.760047</text:p>
          </table:table-cell>
          <table:table-cell office:value-type="float" office:value="4" calcext:value-type="float">
            <text:p>4</text:p>
          </table:table-cell>
          <table:table-cell office:value-type="float" office:value="0.000653" calcext:value-type="float">
            <text:p>0.00065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1" office:value-type="float" office:value="0.998437" calcext:value-type="float">
            <text:p>0.998</text:p>
          </table:table-cell>
          <table:table-cell table:style-name="ce2" office:value-type="float" office:value="0.253809" calcext:value-type="float">
            <text:p>0.25</text:p>
          </table:table-cell>
          <table:table-cell table:style-name="ce2" office:value-type="float" office:value="0.49972" calcext:value-type="float">
            <text:p>0.50</text:p>
          </table:table-cell>
          <table:table-cell table:style-name="ce2" office:value-type="float" office:value="0.083981" calcext:value-type="float">
            <text:p>0.08</text:p>
          </table:table-cell>
          <table:table-cell table:style-name="ce2" office:value-type="float" office:value="0.416299" calcext:value-type="float">
            <text:p>0.4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0.42591" calcext:value-type="float">
            <text:p>0.42591</text:p>
          </table:table-cell>
          <table:table-cell office:value-type="float" office:value="0.530616" calcext:value-type="float">
            <text:p>0.530616</text:p>
          </table:table-cell>
          <table:table-cell office:value-type="float" office:value="0.204261" calcext:value-type="float">
            <text:p>0.204261</text:p>
          </table:table-cell>
          <table:table-cell office:value-type="float" office:value="0.708644" calcext:value-type="float">
            <text:p>0.708644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2.432232" calcext:value-type="float">
            <text:p>2.432232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871292" calcext:value-type="float">
            <text:p>0.871292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000229" calcext:value-type="float">
            <text:p>0.0002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2257" calcext:value-type="float">
            <text:p>1.42257</text:p>
          </table:table-cell>
          <table:table-cell office:value-type="float" office:value="1.488779" calcext:value-type="float">
            <text:p>1.488779</text:p>
          </table:table-cell>
          <table:table-cell office:value-type="float" office:value="1.699789" calcext:value-type="float">
            <text:p>1.699789</text:p>
          </table:table-cell>
          <table:table-cell office:value-type="float" office:value="0.711285" calcext:value-type="float">
            <text:p>0.711285</text:p>
          </table:table-cell>
          <table:table-cell office:value-type="float" office:value="2.467665" calcext:value-type="float">
            <text:p>2.467665</text:p>
          </table:table-cell>
          <table:table-cell office:value-type="float" office:value="1.99735" calcext:value-type="float">
            <text:p>1.99735</text:p>
          </table:table-cell>
          <table:table-cell office:value-type="float" office:value="1507.6485" calcext:value-type="float">
            <text:p>1507.6485</text:p>
          </table:table-cell>
          <table:table-cell office:value-type="float" office:value="1003.822573" calcext:value-type="float">
            <text:p>1003.822573</text:p>
          </table:table-cell>
          <table:table-cell office:value-type="float" office:value="4" calcext:value-type="float">
            <text:p>4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804286" calcext:value-type="float">
            <text:p>0.804286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999573" calcext:value-type="float">
            <text:p>0.99957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10223" calcext:value-type="float">
            <text:p>1.310223</text:p>
          </table:table-cell>
          <table:table-cell office:value-type="float" office:value="1.300181" calcext:value-type="float">
            <text:p>1.300181</text:p>
          </table:table-cell>
          <table:table-cell office:value-type="float" office:value="1.656548" calcext:value-type="float">
            <text:p>1.656548</text:p>
          </table:table-cell>
          <table:table-cell office:value-type="float" office:value="0.655111" calcext:value-type="float">
            <text:p>0.655111</text:p>
          </table:table-cell>
          <table:table-cell office:value-type="float" office:value="1.901844" calcext:value-type="float">
            <text:p>1.901844</text:p>
          </table:table-cell>
          <table:table-cell office:value-type="float" office:value="1.997451" calcext:value-type="float">
            <text:p>1.997451</text:p>
          </table:table-cell>
          <table:table-cell office:value-type="float" office:value="1567.478754" calcext:value-type="float">
            <text:p>1567.478754</text:p>
          </table:table-cell>
          <table:table-cell office:value-type="float" office:value="1025.676366" calcext:value-type="float">
            <text:p>1025.676366</text:p>
          </table:table-cell>
          <table:table-cell office:value-type="float" office:value="2" calcext:value-type="float">
            <text:p>2</text:p>
          </table:table-cell>
          <table:table-cell office:value-type="float" office:value="0.000528" calcext:value-type="float">
            <text:p>0.00052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211085" calcext:value-type="float">
            <text:p>0.211085</text:p>
          </table:table-cell>
          <table:table-cell office:value-type="float" office:value="0.335502" calcext:value-type="float">
            <text:p>0.335502</text:p>
          </table:table-cell>
          <table:table-cell office:value-type="float" office:value="0.157442" calcext:value-type="float">
            <text:p>0.157442</text:p>
          </table:table-cell>
          <table:table-cell office:value-type="float" office:value="0.507056" calcext:value-type="float">
            <text:p>0.50705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519" calcext:value-type="float">
            <text:p>0.32519</text:p>
          </table:table-cell>
          <table:table-cell office:value-type="float" office:value="0.337459" calcext:value-type="float">
            <text:p>0.337459</text:p>
          </table:table-cell>
          <table:table-cell office:value-type="float" office:value="0.353113" calcext:value-type="float">
            <text:p>0.353113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0.472027" calcext:value-type="float">
            <text:p>0.472027</text:p>
          </table:table-cell>
          <table:table-cell office:value-type="float" office:value="0.586966" calcext:value-type="float">
            <text:p>0.586966</text:p>
          </table:table-cell>
          <table:table-cell office:value-type="float" office:value="0.830787" calcext:value-type="float">
            <text:p>0.830787</text:p>
          </table:table-cell>
          <table:table-cell office:value-type="float" office:value="0.465861" calcext:value-type="float">
            <text:p>0.465861</text:p>
          </table:table-cell>
          <table:table-cell office:value-type="float" office:value="2" calcext:value-type="float">
            <text:p>2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068113" calcext:value-type="float">
            <text:p>0.068113</text:p>
          </table:table-cell>
          <table:table-cell office:value-type="float" office:value="0.398077" calcext:value-type="float">
            <text:p>0.398077</text:p>
          </table:table-cell>
          <table:table-cell office:value-type="float" office:value="0.232738" calcext:value-type="float">
            <text:p>0.232738</text:p>
          </table:table-cell>
          <table:table-cell office:value-type="float" office:value="0.369185" calcext:value-type="float">
            <text:p>0.36918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1008" calcext:value-type="float">
            <text:p>0.111008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120932" calcext:value-type="float">
            <text:p>0.120932</text:p>
          </table:table-cell>
          <table:table-cell office:value-type="float" office:value="0.055504" calcext:value-type="float">
            <text:p>0.055504</text:p>
          </table:table-cell>
          <table:table-cell office:value-type="float" office:value="0.19256" calcext:value-type="float">
            <text:p>0.19256</text:p>
          </table:table-cell>
          <table:table-cell office:value-type="float" office:value="0.213075" calcext:value-type="float">
            <text:p>0.213075</text:p>
          </table:table-cell>
          <table:table-cell office:value-type="float" office:value="0.238483" calcext:value-type="float">
            <text:p>0.238483</text:p>
          </table:table-cell>
          <table:table-cell office:value-type="float" office:value="0.131353" calcext:value-type="float">
            <text:p>0.131353</text:p>
          </table:table-cell>
          <table:table-cell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215252" calcext:value-type="float">
            <text:p>0.215252</text:p>
          </table:table-cell>
          <table:table-cell office:value-type="float" office:value="0.258297" calcext:value-type="float">
            <text:p>0.258297</text:p>
          </table:table-cell>
          <table:table-cell office:value-type="float" office:value="0.223343" calcext:value-type="float">
            <text:p>0.223343</text:p>
          </table:table-cell>
          <table:table-cell office:value-type="float" office:value="0.51836" calcext:value-type="float">
            <text:p>0.51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7797" calcext:value-type="float">
            <text:p>0.347797</text:p>
          </table:table-cell>
          <table:table-cell office:value-type="float" office:value="0.342253" calcext:value-type="float">
            <text:p>0.342253</text:p>
          </table:table-cell>
          <table:table-cell office:value-type="float" office:value="0.335093" calcext:value-type="float">
            <text:p>0.335093</text:p>
          </table:table-cell>
          <table:table-cell office:value-type="float" office:value="0.173899" calcext:value-type="float">
            <text:p>0.173899</text:p>
          </table:table-cell>
          <table:table-cell office:value-type="float" office:value="0.504842" calcext:value-type="float">
            <text:p>0.504842</text:p>
          </table:table-cell>
          <table:table-cell office:value-type="float" office:value="0.403093" calcext:value-type="float">
            <text:p>0.403093</text:p>
          </table:table-cell>
          <table:table-cell office:value-type="float" office:value="0.504842" calcext:value-type="float">
            <text:p>0.504842</text:p>
          </table:table-cell>
          <table:table-cell office:value-type="float" office:value="0.405805" calcext:value-type="float">
            <text:p>0.405805</text:p>
          </table:table-cell>
          <table:table-cell office:value-type="float" office:value="2" calcext:value-type="float">
            <text:p>2</text:p>
          </table:table-cell>
          <table:table-cell office:value-type="float" office:value="0.000808" calcext:value-type="float">
            <text:p>0.00080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241437" calcext:value-type="float">
            <text:p>0.241437</text:p>
          </table:table-cell>
          <table:table-cell office:value-type="float" office:value="0.529041" calcext:value-type="float">
            <text:p>0.529041</text:p>
          </table:table-cell>
          <table:table-cell office:value-type="float" office:value="0.304965" calcext:value-type="float">
            <text:p>0.304965</text:p>
          </table:table-cell>
          <table:table-cell office:value-type="float" office:value="0.165993" calcext:value-type="float">
            <text:p>0.16599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56936" calcext:value-type="float">
            <text:p>0.356936</text:p>
          </table:table-cell>
          <table:table-cell office:value-type="float" office:value="0.33883" calcext:value-type="float">
            <text:p>0.33883</text:p>
          </table:table-cell>
          <table:table-cell office:value-type="float" office:value="0.372178" calcext:value-type="float">
            <text:p>0.372178</text:p>
          </table:table-cell>
          <table:table-cell office:value-type="float" office:value="0.178468" calcext:value-type="float">
            <text:p>0.178468</text:p>
          </table:table-cell>
          <table:table-cell office:value-type="float" office:value="0.518108" calcext:value-type="float">
            <text:p>0.518108</text:p>
          </table:table-cell>
          <table:table-cell office:value-type="float" office:value="0.699251" calcext:value-type="float">
            <text:p>0.699251</text:p>
          </table:table-cell>
          <table:table-cell office:value-type="float" office:value="1.075152" calcext:value-type="float">
            <text:p>1.075152</text:p>
          </table:table-cell>
          <table:table-cell office:value-type="float" office:value="0.524512" calcext:value-type="float">
            <text:p>0.524512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0.46111" calcext:value-type="float">
            <text:p>0.46111</text:p>
          </table:table-cell>
          <table:table-cell office:value-type="float" office:value="0.226061" calcext:value-type="float">
            <text:p>0.226061</text:p>
          </table:table-cell>
          <table:table-cell office:value-type="float" office:value="0.31283" calcext:value-type="float">
            <text:p>0.3128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7627" calcext:value-type="float">
            <text:p>0.187627</text:p>
          </table:table-cell>
          <table:table-cell office:value-type="float" office:value="0.187657" calcext:value-type="float">
            <text:p>0.187657</text:p>
          </table:table-cell>
          <table:table-cell office:value-type="float" office:value="0.188183" calcext:value-type="float">
            <text:p>0.188183</text:p>
          </table:table-cell>
          <table:table-cell office:value-type="float" office:value="0.093813" calcext:value-type="float">
            <text:p>0.093813</text:p>
          </table:table-cell>
          <table:table-cell office:value-type="float" office:value="0.255416" calcext:value-type="float">
            <text:p>0.255416</text:p>
          </table:table-cell>
          <table:table-cell office:value-type="float" office:value="0.241809" calcext:value-type="float">
            <text:p>0.241809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210532" calcext:value-type="float">
            <text:p>0.210532</text:p>
          </table:table-cell>
          <table:table-cell office:value-type="float" office:value="0" calcext:value-type="float">
            <text:p>0</text:p>
          </table:table-cell>
          <table:table-cell office:value-type="float" office:value="0.000946" calcext:value-type="float">
            <text:p>0.00094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151213" calcext:value-type="float">
            <text:p>0.151213</text:p>
          </table:table-cell>
          <table:table-cell office:value-type="float" office:value="0.373715" calcext:value-type="float">
            <text:p>0.373715</text:p>
          </table:table-cell>
          <table:table-cell office:value-type="float" office:value="0.178254" calcext:value-type="float">
            <text:p>0.178254</text:p>
          </table:table-cell>
          <table:table-cell office:value-type="float" office:value="0.448031" calcext:value-type="float">
            <text:p>0.44803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9977" calcext:value-type="float">
            <text:p>0.219977</text:p>
          </table:table-cell>
          <table:table-cell office:value-type="float" office:value="0.233244" calcext:value-type="float">
            <text:p>0.233244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109989" calcext:value-type="float">
            <text:p>0.109989</text:p>
          </table:table-cell>
          <table:table-cell office:value-type="float" office:value="0.381584" calcext:value-type="float">
            <text:p>0.381584</text:p>
          </table:table-cell>
          <table:table-cell office:value-type="float" office:value="0.471552" calcext:value-type="float">
            <text:p>0.471552</text:p>
          </table:table-cell>
          <table:table-cell office:value-type="float" office:value="0.617034" calcext:value-type="float">
            <text:p>0.617034</text:p>
          </table:table-cell>
          <table:table-cell office:value-type="float" office:value="0.311727" calcext:value-type="float">
            <text:p>0.311727</text:p>
          </table:table-cell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666937" calcext:value-type="float">
            <text:p>0.666937</text:p>
          </table:table-cell>
          <table:table-cell office:value-type="float" office:value="0.083686" calcext:value-type="float">
            <text:p>0.083686</text:p>
          </table:table-cell>
          <table:table-cell office:value-type="float" office:value="0.832635" calcext:value-type="float">
            <text:p>0.832635</text:p>
          </table:table-cell>
          <table:table-cell office:value-type="float" office:value="0.083679" calcext:value-type="float">
            <text:p>0.08367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88785" calcext:value-type="float">
            <text:p>1.088785</text:p>
          </table:table-cell>
          <table:table-cell office:value-type="float" office:value="1.139298" calcext:value-type="float">
            <text:p>1.139298</text:p>
          </table:table-cell>
          <table:table-cell office:value-type="float" office:value="1.149107" calcext:value-type="float">
            <text:p>1.149107</text:p>
          </table:table-cell>
          <table:table-cell office:value-type="float" office:value="0.544393" calcext:value-type="float">
            <text:p>0.544393</text:p>
          </table:table-cell>
          <table:table-cell office:value-type="float" office:value="1.888664" calcext:value-type="float">
            <text:p>1.888664</text:p>
          </table:table-cell>
          <table:table-cell office:value-type="float" office:value="1.257744" calcext:value-type="float">
            <text:p>1.257744</text:p>
          </table:table-cell>
          <table:table-cell office:value-type="float" office:value="3.388974" calcext:value-type="float">
            <text:p>3.388974</text:p>
          </table:table-cell>
          <table:table-cell office:value-type="float" office:value="2.798032" calcext:value-type="float">
            <text:p>2.798032</text:p>
          </table:table-cell>
          <table:table-cell office:value-type="float" office:value="4" calcext:value-type="float">
            <text:p>4</text:p>
          </table:table-cell>
          <table:table-cell office:value-type="float" office:value="0.000857" calcext:value-type="float">
            <text:p>0.000857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414335" calcext:value-type="float">
            <text:p>0.414335</text:p>
          </table:table-cell>
          <table:table-cell office:value-type="float" office:value="0.062937" calcext:value-type="float">
            <text:p>0.062937</text:p>
          </table:table-cell>
          <table:table-cell office:value-type="float" office:value="0.312513" calcext:value-type="float">
            <text:p>0.312513</text:p>
          </table:table-cell>
          <table:table-cell office:value-type="float" office:value="0.62455" calcext:value-type="float">
            <text:p>0.6245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08718" calcext:value-type="float">
            <text:p>0.608718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91248" calcext:value-type="float">
            <text:p>0.691248</text:p>
          </table:table-cell>
          <table:table-cell office:value-type="float" office:value="0.304359" calcext:value-type="float">
            <text:p>0.304359</text:p>
          </table:table-cell>
          <table:table-cell office:value-type="float" office:value="0.828647" calcext:value-type="float">
            <text:p>0.828647</text:p>
          </table:table-cell>
          <table:table-cell office:value-type="float" office:value="1.414854" calcext:value-type="float">
            <text:p>1.414854</text:p>
          </table:table-cell>
          <table:table-cell office:value-type="float" office:value="4.835897" calcext:value-type="float">
            <text:p>4.835897</text:p>
          </table:table-cell>
          <table:table-cell office:value-type="float" office:value="1.911073" calcext:value-type="float">
            <text:p>1.911073</text:p>
          </table:table-cell>
          <table:table-cell office:value-type="float" office:value="4" calcext:value-type="float">
            <text:p>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339895" calcext:value-type="float">
            <text:p>0.339895</text:p>
          </table:table-cell>
          <table:table-cell office:value-type="float" office:value="0.624395" calcext:value-type="float">
            <text:p>0.624395</text:p>
          </table:table-cell>
          <table:table-cell office:value-type="float" office:value="0.25019" calcext:value-type="float">
            <text:p>0.25019</text:p>
          </table:table-cell>
          <table:table-cell office:value-type="float" office:value="0.125415" calcext:value-type="float">
            <text:p>0.12541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14197" calcext:value-type="float">
            <text:p>0.514197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257098" calcext:value-type="float">
            <text:p>0.257098</text:p>
          </table:table-cell>
          <table:table-cell office:value-type="float" office:value="0.699975" calcext:value-type="float">
            <text:p>0.699975</text:p>
          </table:table-cell>
          <table:table-cell office:value-type="float" office:value="0.932354" calcext:value-type="float">
            <text:p>0.932354</text:p>
          </table:table-cell>
          <table:table-cell office:value-type="float" office:value="1.746561" calcext:value-type="float">
            <text:p>1.746561</text:p>
          </table:table-cell>
          <table:table-cell office:value-type="float" office:value="0.86621" calcext:value-type="float">
            <text:p>0.86621</text:p>
          </table:table-cell>
          <table:table-cell office:value-type="float" office:value="2" calcext:value-type="float">
            <text:p>2</text:p>
          </table:table-cell>
          <table:table-cell office:value-type="float" office:value="0.000762" calcext:value-type="float">
            <text:p>0.000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23:26:06.92131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7-21T23:40:36.855845963</dc:date>
    <meta:editing-duration>PT4M19S</meta:editing-duration>
    <meta:editing-cycles>1</meta:editing-cycles>
    <meta:document-statistic meta:table-count="1" meta:cell-count="418" meta:object-count="0"/>
  </office:meta>
</office:document-meta>
</file>